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65in"/>
    </style:style>
    <style:style style:name="co2" style:family="table-column">
      <style:table-column-properties fo:break-before="auto" style:column-width="8.4118in"/>
    </style:style>
    <style:style style:name="co3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5.0909in"/>
    </style:style>
    <style:style style:name="co5" style:family="table-column">
      <style:table-column-properties fo:break-before="auto" style:column-width="3.5937in"/>
    </style:style>
    <style:style style:name="co6" style:family="table-column">
      <style:table-column-properties fo:break-before="auto" style:column-width="4.435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1.1189in" fo:break-before="auto" style:use-optimal-row-height="fals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Music tracks must have propper naiming for fast incorporation to the game. <text:s text:c="123"/>An example would be to have them use a global name followed by the Track's name <text:s text:c="2"/></text:p>
          </table:table-cell>
          <table:table-cell table:style-name="ce2" table:number-columns-repeated="4"/>
          <table:table-cell/>
        </table:table-row>
        <table:table-row table:style-name="ro1">
          <table:table-cell office:value-type="string">
            <text:p>Example : PianoMusic_MainMenu</text:p>
          </table:table-cell>
          <table:table-cell table:number-columns-repeated="5"/>
        </table:table-row>
        <table:table-row table:style-name="ro2">
          <table:table-cell table:style-name="ce2" office:value-type="string">
            <text:p>Music type</text:p>
          </table:table-cell>
          <table:table-cell table:style-name="ce2" office:value-type="string">
            <text:p>Music description</text:p>
          </table:table-cell>
          <table:table-cell table:style-name="ce2" office:value-type="string">
            <text:p>Loops?</text:p>
          </table:table-cell>
          <table:table-cell table:style-name="ce2" office:value-type="string">
            <text:p>Duration ( just a recommendation)</text:p>
          </table:table-cell>
          <table:table-cell table:style-name="ce2" table:number-columns-repeated="2"/>
        </table:table-row>
        <table:table-row table:style-name="ro3">
          <table:table-cell table:number-columns-repeated="6"/>
        </table:table-row>
        <table:table-row table:style-name="ro4">
          <table:table-cell office:value-type="string">
            <text:p>Main_Menu </text:p>
          </table:table-cell>
          <table:table-cell office:value-type="string">
            <text:p>A track that plays at the main menu</text:p>
          </table:table-cell>
          <table:table-cell office:value-type="string">
            <text:p>Up to you</text:p>
          </table:table-cell>
          <table:table-cell office:value-type="string">
            <text:p>more than a minute</text:p>
          </table:table-cell>
          <table:table-cell table:number-columns-repeated="2"/>
        </table:table-row>
        <table:table-row table:style-name="ro5">
          <table:table-cell office:value-type="string">
            <text:p>Lobby_Theme</text:p>
          </table:table-cell>
          <table:table-cell table:style-name="ce3" office:value-type="string">
            <text:p>A track that plays as players get ready (It must feel like if someone was preparing for a war like a storm about to start)</text:p>
          </table:table-cell>
          <table:table-cell office:value-type="string">
            <text:p>Up to you</text:p>
          </table:table-cell>
          <table:table-cell office:value-type="string">
            <text:p>more than a minute</text:p>
          </table:table-cell>
          <table:table-cell table:number-columns-repeated="2"/>
        </table:table-row>
        <table:table-row table:style-name="ro3">
          <table:table-cell office:value-type="string">
            <text:p>Mid_Game_Song</text:p>
          </table:table-cell>
          <table:table-cell office:value-type="string">
            <text:p>A Track that plays as the game is Mid-Way finished</text:p>
          </table:table-cell>
          <table:table-cell office:value-type="string">
            <text:p>It has to loop</text:p>
          </table:table-cell>
          <table:table-cell office:value-type="string">
            <text:p>Up to you, dont make it too short so it dosent feel repetitive</text:p>
          </table:table-cell>
          <table:table-cell table:number-columns-repeated="2"/>
        </table:table-row>
        <table:table-row table:style-name="ro3">
          <table:table-cell office:value-type="string">
            <text:p>Round_End_Theme</text:p>
          </table:table-cell>
          <table:table-cell office:value-type="string">
            <text:p>A Very short theme that Plays as the game or round finishes</text:p>
          </table:table-cell>
          <table:table-cell office:value-type="string">
            <text:p>No</text:p>
          </table:table-cell>
          <table:table-cell office:value-type="string">
            <text:p>5 seconds Min 10 Seconds MAX</text:p>
          </table:table-cell>
          <table:table-cell table:number-columns-repeated="2"/>
        </table:table-row>
        <table:table-row table:style-name="ro3">
          <table:table-cell office:value-type="string">
            <text:p>Corruption_Win_Theme</text:p>
          </table:table-cell>
          <table:table-cell office:value-type="string">
            <text:p>Corrupted have killed all survivors (It must convey defeat to the player)</text:p>
          </table:table-cell>
          <table:table-cell office:value-type="string">
            <text:p>No</text:p>
          </table:table-cell>
          <table:table-cell office:value-type="string">
            <text:p>5 seconds Min 10 Seconds MAX</text:p>
          </table:table-cell>
          <table:table-cell table:number-columns-repeated="2"/>
        </table:table-row>
        <table:table-row table:style-name="ro3">
          <table:table-cell office:value-type="string">
            <text:p>Survivors_Win_Theme</text:p>
          </table:table-cell>
          <table:table-cell office:value-type="string">
            <text:p>Survivors have Survived for another the corruption (It must convey Victory and salvation to the player)</text:p>
          </table:table-cell>
          <table:table-cell office:value-type="string">
            <text:p>No</text:p>
          </table:table-cell>
          <table:table-cell office:value-type="string">
            <text:p>5 seconds Min 10 Seconds MAX</text:p>
          </table:table-cell>
          <table:table-cell table:number-columns-repeated="2"/>
        </table:table-row>
        <table:table-row table:style-name="ro3">
          <table:table-cell office:value-type="string">
            <text:p>Corruption_Ambience_Theme</text:p>
          </table:table-cell>
          <table:table-cell office:value-type="string">
            <text:p>A subtle Theme song for corruption A background song that plays on loop (nothing that distracts the player but only spooks them)</text:p>
          </table:table-cell>
          <table:table-cell office:value-type="string">
            <text:p>Yes</text:p>
          </table:table-cell>
          <table:table-cell office:value-type="string">
            <text:p>more than a minute</text:p>
          </table:table-cell>
          <table:table-cell table:number-columns-repeated="2"/>
        </table:table-row>
        <table:table-row table:style-name="ro3">
          <table:table-cell office:value-type="string">
            <text:p>General_Theme</text:p>
          </table:table-cell>
          <table:table-cell office:value-type="string">
            <text:p>A Background track for Modes that can play in the background (Think about it as a music track that loops)</text:p>
          </table:table-cell>
          <table:table-cell office:value-type="string">
            <text:p>Yes</text:p>
          </table:table-cell>
          <table:table-cell office:value-type="string">
            <text:p>more than a minute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31">08/31/2022</text:date>, <text:time>22:52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22:16:34.78</meta:creation-date>
    <dc:date>2022-08-31T22:52:07.43</dc:date>
    <meta:editing-duration>PT35M28S</meta:editing-duration>
    <meta:editing-cycles>13</meta:editing-cycles>
    <meta:generator>OpenOffice/4.1.7$Win32 OpenOffice.org_project/417m1$Build-9800</meta:generator>
    <meta:document-statistic meta:table-count="3" meta:cell-count="38" meta:object-count="0"/>
  </office:meta>
</office:document-meta>
</file>